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841875cm" style:use-optimal-column-width="true"/>
    </style:style>
    <style:style style:name="co4" style:family="table-column">
      <style:table-column-properties fo:break-before="auto" style:column-width="18.5472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0">
            <text:p>Note: Omfatter alene støtte givet til partiernes landsorganisationer, støtte givet af enkelt personer er ikke medtaget. Og alene den støtte der er opgivet I partiregnskaberne, ifølge loven skal beløv over 20.000 indberettes, dog uden at partiet behøver sætte tal på. Udover denne støtte gives mindre bidrag og bidrag til lokalforeninger samt enkelt kandidater. Kilde: http://www.ft.dk/Folketinget/Folketingets_administration/Tal_og_regnskaber/Partierne.aspx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8">
            <text:p>Parti</text:p>
          </table:table-cell>
          <table:table-cell office:value-type="string" table:style-name="ce8">
            <text:p>Aar</text:p>
          </table:table-cell>
          <table:table-cell office:value-type="string" table:style-name="ce8">
            <text:p>Virksomhed</text:p>
          </table:table-cell>
          <table:table-cell office:value-type="string" table:style-name="ce9">
            <text:p>Bemaerkninger</text:p>
          </table:table-cell>
          <table:table-cell office:value-type="string" table:style-name="ce9">
            <text:p>Notejanej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2E Ejendomme Group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2E Ejendomme Group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3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3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3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6" table:style-name="ce7">
            <text:p>2006</text:p>
          </table:table-cell>
          <table:table-cell office:value-type="string" table:style-name="ce3">
            <text:p>3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3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Enhedslisten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3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2" table:style-name="ce6">
            <text:p>2012</text:p>
          </table:table-cell>
          <table:table-cell office:value-type="string" table:style-name="ce3">
            <text:p>3F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3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3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3F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3F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8" table:style-name="ce6">
            <text:p>2008</text:p>
          </table:table-cell>
          <table:table-cell office:value-type="string" table:style-name="ce3">
            <text:p>3F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nhedslisten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3F Taastrup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Enhedslisten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3F Aalbor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A.P. Møller - Mærs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ALKA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2" table:style-name="ce6">
            <text:p>2012</text:p>
          </table:table-cell>
          <table:table-cell office:value-type="string" table:style-name="ce3">
            <text:p>AOF Danmark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Arbejdernes Landsban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Arbejdernes Landsban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Arbejdernes Landsban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Arp-Hansen Hotel Group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Arv efter Karen M. Blegva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BAT-Kartell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BAT-Kartell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BAT-kartell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BAT-kartell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Blik- og Rørarbejd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Blik- og Rørarbejd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Blik- og Rørarbejd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Blik- og Rørarbejd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6" table:style-name="ce7">
            <text:p>2006</text:p>
          </table:table-cell>
          <table:table-cell office:value-type="string" table:style-name="ce3">
            <text:p>Blik- og Rørarbejd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Blik- og Rørarbejd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Enhedslisten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Boet efter Erik Lundber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ristendemokratern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Boet efter Inga Blom Jens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Enhedslisten</text:p>
          </table:table-cell>
          <table:table-cell office:value-type="float" office:value="2011" table:style-name="ce7">
            <text:p>2011</text:p>
          </table:table-cell>
          <table:table-cell office:value-type="string" table:style-name="ce6">
            <text:p>Boet efter Johan Ferdinand Michalski</text:p>
          </table:table-cell>
          <table:table-cell office:value-type="string" table:style-name="ce3">
            <text:p>v/Advokater la Cour, Henriksson, Dreyer ApS</text:p>
          </table:table-cell>
          <table:table-cell office:value-type="string" table:style-name="ce7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Bryggeriforening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Bryggeriforening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Bryggeriforening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Bryggeriforening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C-busines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C-Busines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C-Busines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C-Busines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C-Busines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C-Business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Chr. Augustinus Fabrikker A/S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Chr. Augustinus Fabrikker A/S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Chr. Augustinus Fabrikker A/S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Chr. Augustinus Fabrikker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Chr. Augustinu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Dannebrog Rede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8" table:style-name="ce6">
            <text:p>2008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13" table:style-name="ce6">
            <text:p>2013</text:p>
          </table:table-cell>
          <table:table-cell office:value-type="string" table:style-name="ce6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2" table:style-name="ce6">
            <text:p>2012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6" table:style-name="ce6">
            <text:p>2006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number-rows-repeated="2" table:style-name="ro1">
          <table:table-cell office:value-type="string" table:style-name="ce7">
            <text:p>Radikale Venstr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6" table:style-name="ce7">
            <text:p>2006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Dansk Arbejdsgiverforening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6" table:style-name="ce7">
            <text:p>2006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sk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ansk Bygge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Dansk Bygge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sk Bygge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sk Bygge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sk Bygge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CIM</text:p>
          </table:table-cell>
          <table:table-cell office:value-type="string" table:style-name="ce5">
            <text:p>Dansk Center for Internationale Studier og Menneskerettigheder, institut under Udenrigsministeriet, blev lukket i 2013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nhedslisten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6" table:style-name="ce7">
            <text:p>2006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Enhedslisten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sk El-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3" table:style-name="ce6">
            <text:p>2013</text:p>
          </table:table-cell>
          <table:table-cell office:value-type="string" table:style-name="ce3">
            <text:p>Dansk Erhverv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ansk Frisør og Kosmetik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Dansk Frisør og Kosmetik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Dansk Frisør og Kosmetik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Dansk Frisør og Kosmetik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Dansk Funktionær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3" table:style-name="ce6">
            <text:p>2013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6" table:style-name="ce6">
            <text:p>2006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number-rows-repeated="2" table:style-name="ro1">
          <table:table-cell office:value-type="string" table:style-name="ce7">
            <text:p>Radikale Venstr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Dansk Industri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Dansk Industri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6" table:style-name="ce7">
            <text:p>2006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3" table:style-name="ce6">
            <text:p>2013</text:p>
          </table:table-cell>
          <table:table-cell office:value-type="string" table:style-name="ce3">
            <text:p>Dansk Metal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2" table:style-name="ce6">
            <text:p>2012</text:p>
          </table:table-cell>
          <table:table-cell office:value-type="string" table:style-name="ce3">
            <text:p>Dansk Metal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ansk Metal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ansk Metal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Dansk Metal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Dansk Metal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8" table:style-name="ce6">
            <text:p>2008</text:p>
          </table:table-cell>
          <table:table-cell office:value-type="string" table:style-name="ce3">
            <text:p>Dansk Metal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Dansk Metal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6" table:style-name="ce6">
            <text:p>2006</text:p>
          </table:table-cell>
          <table:table-cell office:value-type="string" table:style-name="ce3">
            <text:p>Dansk Metal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Dansk Metal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ansk Metal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Dansk Metal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Dansk Metal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6" table:style-name="ce7">
            <text:p>2006</text:p>
          </table:table-cell>
          <table:table-cell office:value-type="string" table:style-name="ce3">
            <text:p>Dansk Metal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Dansk Metal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Enhedslisten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Den almennyttige Fond af 15/9 1968</text:p>
          </table:table-cell>
          <table:table-cell office:value-type="string" table:style-name="ce5">
            <text:p><text:s/>v/Foldschak og Forchhamm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Den Liberale Erhvervsklub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3" table:style-name="ce6">
            <text:p>2013</text:p>
          </table:table-cell>
          <table:table-cell office:value-type="string" table:style-name="ce3">
            <text:p>Den Liberale Erhvervsklub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2" table:style-name="ce6">
            <text:p>2012</text:p>
          </table:table-cell>
          <table:table-cell office:value-type="string" table:style-name="ce3">
            <text:p>Den Liberale Erhvervsklub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en Liberale Erhvervsklub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Den Liberale Erhvervsklub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8" table:style-name="ce6">
            <text:p>2008</text:p>
          </table:table-cell>
          <table:table-cell office:value-type="string" table:style-name="ce3">
            <text:p>Den Liberale Erhvervsklub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Den Liberale Erhvervsklub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6" table:style-name="ce6">
            <text:p>2006</text:p>
          </table:table-cell>
          <table:table-cell office:value-type="string" table:style-name="ce3">
            <text:p>Den Liberale Erhvervsklub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Den Liberale Erhvervsklub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Dansk Industri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DSV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3" table:style-name="ce6">
            <text:p>2013</text:p>
          </table:table-cell>
          <table:table-cell office:value-type="string" table:style-name="ce3">
            <text:p>Finansrå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Finansrå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Finansrå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Finansrå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Finansrå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Finanssektorens Forening</text:p>
          </table:table-cell>
          <table:table-cell office:value-type="string" table:style-name="ce3">
            <text:p>Finanssektorens Forening for støtte af et sundt og konkurrencedygtigt erhvervsliv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FLS Industrie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FLS Industrie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Fonden af 28. maj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Fonden af 28. maj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Fondet af 31. marts 1979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Fondet af 31. marts 1979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Fondet af 31. marts 1979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Fondet af 31. marts 1979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Enhedslisten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Forbundet Træ-Industri-By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Forbundet Træ-Industri-By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Forbundet Træ-Industri-By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Forbundet Træ-Industri-By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Forsikringsagenturforening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1" table:style-name="ce7">
            <text:p>2011</text:p>
          </table:table-cell>
          <table:table-cell office:value-type="string" table:style-name="ce4">
            <text:p>Forsikringsagenturforening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FOS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FOS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FOS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FOS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FOS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FOS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FOS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3" table:style-name="ce6">
            <text:p>2013</text:p>
          </table:table-cell>
          <table:table-cell office:value-type="string" table:style-name="ce3">
            <text:p>Fødevareforbundet NN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Fødevareforbundet NN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Fødevareforbundet NN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Fødevareforbundet NN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Fødevareforbundet NN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Fødevareforbundet NNF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Godsejer Johan Koed-Jørgens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Harboes Bryggeri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Hermod Lannung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Hermod Lannung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Hermod Lannung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Hermod Lannung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Hermod Lannung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6" table:style-name="ce7">
            <text:p>2006</text:p>
          </table:table-cell>
          <table:table-cell office:value-type="string" table:style-name="ce3">
            <text:p>Hermod Lannung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Hermod Lannung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Hermod Lannung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Hermod Lannung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Hjemmeværnsskol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Hjemmeværnsskol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8" table:style-name="ce6">
            <text:p>2008</text:p>
          </table:table-cell>
          <table:table-cell office:value-type="string" table:style-name="ce3">
            <text:p>Hjemmeværnsskol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Hjemmeværnsskol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6" table:style-name="ce6">
            <text:p>2006</text:p>
          </table:table-cell>
          <table:table-cell office:value-type="string" table:style-name="ce3">
            <text:p>Hjemmeværnsskol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Hjemmeværnsskol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Hjemmeværnsskolen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Hjemmeværnsskolen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8" table:style-name="ce6">
            <text:p>2008</text:p>
          </table:table-cell>
          <table:table-cell office:value-type="string" table:style-name="ce3">
            <text:p>Hjemmeværnsskolen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Hjemmeværnsskolen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6" table:style-name="ce6">
            <text:p>2006</text:p>
          </table:table-cell>
          <table:table-cell office:value-type="string" table:style-name="ce3">
            <text:p>Hjemmeværnsskolen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Hjemmeværnsskolen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2" table:style-name="ce6">
            <text:p>2012</text:p>
          </table:table-cell>
          <table:table-cell office:value-type="string" table:style-name="ce3">
            <text:p>HK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HK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HK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HK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8" table:style-name="ce6">
            <text:p>2008</text:p>
          </table:table-cell>
          <table:table-cell office:value-type="string" table:style-name="ce3">
            <text:p>HK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H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HK</text:p>
          </table:table-cell>
          <table:table-cell office:value-type="string" table:style-name="ce5">
            <text:p>Vederlagsfri benyttelse af lokaler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H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H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H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Holger Petersen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HT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HT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HT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I/S Ejendomsinvest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text:s/>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Liberal Allianc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Industriens Arbejdsgivere i Københav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Interdan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ISS Finan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ISS Finan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ISS Finans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ISS Int. Service System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J. Lauritzen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J. Lauritzen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J. Lauritzen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J. Lauritzen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KFI-Holding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Kirkbi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Kirkbi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Kirkbi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Kirkbi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Kjeld Kirk Kristians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Kjeld Kirk Kristians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Klub 3 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Klubben H.K.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Venstr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Kopenhagen Fur</text:p>
          </table:table-cell>
          <table:table-cell office:value-type="string" table:style-name="ce5">
            <text:p>Bidraget er tilgået foreningen i 2012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Dansk Folkeparti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Landbrug &amp; Fødevarer</text:p>
          </table:table-cell>
          <table:table-cell office:value-type="string" table:style-name="ce3">
            <text:p>Landbrug &amp; Fødevarers forening til støtte for et konkurrencedygtigt erhvervsliv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1" table:style-name="ce7">
            <text:p>2011</text:p>
          </table:table-cell>
          <table:table-cell office:value-type="string" table:style-name="ce4">
            <text:p>Landbrug &amp; Fødevarer</text:p>
          </table:table-cell>
          <table:table-cell office:value-type="string" table:style-name="ce3">
            <text:p>Landbrug &amp; Fødevarers forening til støtte for konkurrencedygtigt erhvervsliv<text:s/>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Landbrug &amp; Fødevarer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Landbrug &amp; Fødevarer</text:p>
          </table:table-cell>
          <table:table-cell office:value-type="string" table:style-name="ce3">
            <text:p>Landbrug &amp; Fødevarers forening til støtte af et konkurrencedygtigt erhvervsliv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Landbrug &amp; Fødevarer</text:p>
          </table:table-cell>
          <table:table-cell office:value-type="string" table:style-name="ce3">
            <text:p>Landbrug &amp; Fødevarers forening til støtte af et konkurrencedygtigt erhvervsliv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Lars Seier Christens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Lina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Mal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Mal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Mal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Mal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Maler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Ole Vagner Holding Ap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Proberty Group A/S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/text:p>
          </table:table-cell>
          <table:table-cell office:value-type="float" office:value="2013" table:style-name="ce6">
            <text:p>2013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text:s/>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Liberal Allianc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Provinsindustriens Arbejdsgiverforen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RBF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Danmarks Rederiforening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7">
            <text:p>SF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RestaurationsBranchens Forbu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Rockwool International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Rockwool International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SALA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SALA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SALA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SALA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Saxo Ban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Saxo Ban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Saxo Ban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Saxo Ban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Saxo Bank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SC Casto Hold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Scan-Shipp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08" table:style-name="ce6">
            <text:p>2008</text:p>
          </table:table-cell>
          <table:table-cell office:value-type="string" table:style-name="ce3">
            <text:p>Scan-Shipping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Socialdemokraterne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Service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Serviceforbundet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Enhedslisten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Serviceforbundet</text:p>
          </table:table-cell>
          <table:table-cell table:number-columns-repeated="2" table:style-name="ce5"/>
          <table:table-cell table:number-columns-repeated="16379"/>
        </table:table-row>
        <table:table-row table:style-name="ro2">
          <table:table-cell office:value-type="string" table:style-name="ce6">
            <text:p>Venstre</text:p>
          </table:table-cell>
          <table:table-cell office:value-type="float" office:value="2007" table:style-name="ce6">
            <text:p>2007</text:p>
          </table:table-cell>
          <table:table-cell office:value-type="string" table:style-name="ce3">
            <text:p>Skandinavisk Tobakskompagni</text:p>
          </table:table-cell>
          <table:table-cell office:value-type="string" table:style-name="ce5">
            <text:p>Skandinavisk Tobakskompagnis Gavefond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Venstre</text:p>
          </table:table-cell>
          <table:table-cell office:value-type="float" office:value="2005" table:style-name="ce6">
            <text:p>2005</text:p>
          </table:table-cell>
          <table:table-cell office:value-type="string" table:style-name="ce3">
            <text:p>Skandinavisk Tobakskompagni</text:p>
          </table:table-cell>
          <table:table-cell office:value-type="string" table:style-name="ce5">
            <text:p>Skandinavisk Tobakskompagnis Gavefond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Skandinavisk Tobakskompagni</text:p>
          </table:table-cell>
          <table:table-cell office:value-type="string" table:style-name="ce5">
            <text:p>Skandinavisk Tobakskompagnis Gavefond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Skandinavisk Tobakskompagni</text:p>
          </table:table-cell>
          <table:table-cell office:value-type="string" table:style-name="ce5">
            <text:p>Skandinavisk Tobakskompagnis Gavefond</text:p>
          </table:table-cell>
          <table:table-cell office:value-type="string" table:style-name="ce5">
            <text:p>Ja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Sofus Bernhard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Sofus Bernhard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7" table:style-name="ce7">
            <text:p>2007</text:p>
          </table:table-cell>
          <table:table-cell office:value-type="string" table:style-name="ce3">
            <text:p>Sofus Bernhard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5" table:style-name="ce7">
            <text:p>2005</text:p>
          </table:table-cell>
          <table:table-cell office:value-type="string" table:style-name="ce3">
            <text:p>Sofus Bernhards 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STG Gave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Støtteforeningen Fremsy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Støtteforeningen Fremsy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Radikale Venstre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Støtteforeningen Fremsy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Sølco A/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1" table:style-name="ce6">
            <text:p>2011</text:p>
          </table:table-cell>
          <table:table-cell office:value-type="string" table:style-name="ce3">
            <text:p>Tekniq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10" table:style-name="ce6">
            <text:p>2010</text:p>
          </table:table-cell>
          <table:table-cell office:value-type="string" table:style-name="ce3">
            <text:p>Tekniq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Venstre<text:s/></text:p>
          </table:table-cell>
          <table:table-cell office:value-type="float" office:value="2009" table:style-name="ce6">
            <text:p>2009</text:p>
          </table:table-cell>
          <table:table-cell office:value-type="string" table:style-name="ce3">
            <text:p>Tekniq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Tekniq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0" table:style-name="ce7">
            <text:p>2010</text:p>
          </table:table-cell>
          <table:table-cell office:value-type="string" table:style-name="ce3">
            <text:p>Tekniq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09" table:style-name="ce7">
            <text:p>2009</text:p>
          </table:table-cell>
          <table:table-cell office:value-type="string" table:style-name="ce3">
            <text:p>Tekniq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Tobaksindustri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Konservative</text:p>
          </table:table-cell>
          <table:table-cell office:value-type="float" office:value="2012" table:style-name="ce7">
            <text:p>2012</text:p>
          </table:table-cell>
          <table:table-cell office:value-type="string" table:style-name="ce3">
            <text:p>Tobaksindustrien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1" table:style-name="ce7">
            <text:p>2011</text:p>
          </table:table-cell>
          <table:table-cell office:value-type="string" table:style-name="ce3">
            <text:p>Weco-Rederi Holding ApS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SF</text:p>
          </table:table-cell>
          <table:table-cell office:value-type="float" office:value="2008" table:style-name="ce7">
            <text:p>2008</text:p>
          </table:table-cell>
          <table:table-cell office:value-type="string" table:style-name="ce3">
            <text:p>Aage V. Jensens Naturfond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Liberal Alliance</text:p>
          </table:table-cell>
          <table:table-cell office:value-type="float" office:value="2013" table:style-name="ce7">
            <text:p>2013</text:p>
          </table:table-cell>
          <table:table-cell office:value-type="string" table:style-name="ce3">
            <text:p>Aakjær Gods</text:p>
          </table:table-cell>
          <table:table-cell table:number-columns-repeated="2" table:style-name="ce5"/>
          <table:table-cell table:number-columns-repeated="16379"/>
        </table:table-row>
        <table:table-row table:number-rows-repeated="1048196" table:style-name="ro1">
          <table:table-cell table:number-columns-repeated="16384"/>
        </table:table-row>
      </table:table>
      <table:table table:name="Ark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Ark1.A2:Ark1.F379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 Hedin</meta:initial-creator>
    <dc:creator>Niels Erik Kaaber Rasmussen</dc:creator>
    <meta:creation-date>2015-03-25T13:09:49Z</meta:creation-date>
    <dc:date>2015-06-03T07:58:58Z</dc:date>
  </office:meta>
</office:document-meta>
</file>